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257in" fo:margin-left="-0.0208in" fo:margin-top="0in" fo:margin-bottom="0in" table:align="left"/>
    </style:style>
    <style:style style:name="Table1.A" style:family="table-column">
      <style:table-column-properties style:column-width="0.7903in"/>
    </style:style>
    <style:style style:name="Table1.B" style:family="table-column">
      <style:table-column-properties style:column-width="1.9444in"/>
    </style:style>
    <style:style style:name="Table1.C" style:family="table-column">
      <style:table-column-properties style:column-width="1.9451in"/>
    </style:style>
    <style:style style:name="Table1.1" style:family="table-row">
      <style:table-row-properties style:min-row-height="0.4021in"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1.3" style:family="table-row">
      <style:table-row-properties style:min-row-height="0.5847in" fo:keep-together="auto"/>
    </style:style>
    <style:style style:name="Table1.4" style:family="table-row">
      <style:table-row-properties style:min-row-height="0.1944in" fo:keep-together="auto"/>
    </style:style>
    <style:style style:name="Table1.18" style:family="table-row">
      <style:table-row-properties style:min-row-height="0.9507in" fo:keep-together="auto"/>
    </style:style>
    <style:style style:name="Table1.20" style:family="table-row">
      <style:table-row-properties style:min-row-height="0.7681in" fo:keep-together="auto"/>
    </style:style>
    <style:style style:name="Table1.62" style:family="table-row">
      <style:table-row-properties style:min-row-height="1.5118in" fo:keep-together="auto"/>
    </style:style>
    <style:style style:name="Table1.63" style:family="table-row">
      <style:table-row-properties style:min-row-height="1.3285in" fo:keep-together="auto"/>
    </style:style>
    <style:style style:name="Table1.65" style:family="table-row">
      <style:table-row-properties style:min-row-height="1.1458in" fo:keep-together="auto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2">0.01uF</text:p>
          </table:table-cell>
          <table:table-cell table:style-name="Table1.A1" office:value-type="string">
            <text:p text:style-name="P2">SMD_CHIP_CAP_CER_0603_TO_1206</text:p>
          </table:table-cell>
          <table:table-cell table:style-name="Table1.A1" office:value-type="string">
            <text:p text:style-name="P2">C1, C3, C5, C7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2">0.22uF</text:p>
          </table:table-cell>
          <table:table-cell table:style-name="Table1.A1" office:value-type="string">
            <text:p text:style-name="P2">SMD_CHIP_CAP_CER_0603_TO_1206</text:p>
          </table:table-cell>
          <table:table-cell table:style-name="Table1.A1" office:value-type="string">
            <text:p text:style-name="P2">C2, C4, C6, C38</text:p>
          </table:table-cell>
        </table:table-row>
        <table:table-row table:style-name="Table1.3"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2">0.1uF</text:p>
          </table:table-cell>
          <table:table-cell table:style-name="Table1.A1" office:value-type="string">
            <text:p text:style-name="P2">SMD_CHIP_CAP_CER_0603_TO_1206</text:p>
          </table:table-cell>
          <table:table-cell table:style-name="Table1.A1" office:value-type="string">
            <text:p text:style-name="P2">C8, C9, C10, C17, C19, C20, C21, C24, C25, C27, C28, C29, C30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68nF</text:p>
          </table:table-cell>
          <table:table-cell table:style-name="Table1.A1" office:value-type="string">
            <text:p text:style-name="P2">820p 1kV Y5P</text:p>
          </table:table-cell>
          <table:table-cell table:style-name="Table1.A1" office:value-type="string">
            <text:p text:style-name="P2">C11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68nF</text:p>
          </table:table-cell>
          <table:table-cell table:style-name="Table1.A1" office:value-type="string">
            <text:p text:style-name="P2">SMD_CHIP_CAP_CER_0603_TO_1206</text:p>
          </table:table-cell>
          <table:table-cell table:style-name="Table1.A1" office:value-type="string">
            <text:p text:style-name="P2">C12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390nF</text:p>
          </table:table-cell>
          <table:table-cell table:style-name="Table1.A1" office:value-type="string">
            <text:p text:style-name="P2">820p 1kV Y5P</text:p>
          </table:table-cell>
          <table:table-cell table:style-name="Table1.A1" office:value-type="string">
            <text:p text:style-name="P2">C13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80nF</text:p>
          </table:table-cell>
          <table:table-cell table:style-name="Table1.A1" office:value-type="string">
            <text:p text:style-name="P2">820p 1kV Y5P</text:p>
          </table:table-cell>
          <table:table-cell table:style-name="Table1.A1" office:value-type="string">
            <text:p text:style-name="P2">C14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390nF</text:p>
          </table:table-cell>
          <table:table-cell table:style-name="Table1.A1" office:value-type="string">
            <text:p text:style-name="P2">SMD_CHIP_CAP_CER_0603_TO_1206</text:p>
          </table:table-cell>
          <table:table-cell table:style-name="Table1.A1" office:value-type="string">
            <text:p text:style-name="P2">C15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80nF</text:p>
          </table:table-cell>
          <table:table-cell table:style-name="Table1.A1" office:value-type="string">
            <text:p text:style-name="P2">SMD_CHIP_CAP_CER_0603_TO_1206</text:p>
          </table:table-cell>
          <table:table-cell table:style-name="Table1.A1" office:value-type="string">
            <text:p text:style-name="P2">C16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0.1uF</text:p>
          </table:table-cell>
          <table:table-cell table:style-name="Table1.A1" office:value-type="string">
            <text:p text:style-name="P2">SMD_CHIP_CAP_CER_1206</text:p>
          </table:table-cell>
          <table:table-cell table:style-name="Table1.A1" office:value-type="string">
            <text:p text:style-name="P2">C18, C26</text:p>
          </table:table-cell>
        </table:table-row>
        <table:table-row table:style-name="Table1.4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VJ0603A150FXACW1BC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22, C23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470uF/10V Tant.</text:p>
          </table:table-cell>
          <table:table-cell table:style-name="Table1.A1" office:value-type="string">
            <text:p text:style-name="P2">T495X477K010ATE100</text:p>
          </table:table-cell>
          <table:table-cell table:style-name="Table1.A1" office:value-type="string">
            <text:p text:style-name="P2">C31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0u</text:p>
          </table:table-cell>
          <table:table-cell table:style-name="Table1.A1" office:value-type="string">
            <text:p text:style-name="P2">35V</text:p>
          </table:table-cell>
          <table:table-cell table:style-name="Table1.A1" office:value-type="string">
            <text:p text:style-name="P2">C33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u</text:p>
          </table:table-cell>
          <table:table-cell table:style-name="Table1.A1" office:value-type="string">
            <text:p text:style-name="P2">35V</text:p>
          </table:table-cell>
          <table:table-cell table:style-name="Table1.A1" office:value-type="string">
            <text:p text:style-name="P2">C34</text:p>
          </table:table-cell>
        </table:table-row>
        <table:table-row table:style-name="Table1.4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470uF 25V</text:p>
          </table:table-cell>
          <table:table-cell table:style-name="Table1.A1" office:value-type="string">
            <text:p text:style-name="P2">25V</text:p>
          </table:table-cell>
          <table:table-cell table:style-name="Table1.A1" office:value-type="string">
            <text:p text:style-name="P2">C35, C36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0.022uF</text:p>
          </table:table-cell>
          <table:table-cell table:style-name="Table1.A1" office:value-type="string">
            <text:p text:style-name="P2">SMD_CHIP_CAP_CER_0603_TO_1206</text:p>
          </table:table-cell>
          <table:table-cell table:style-name="Table1.A1" office:value-type="string">
            <text:p text:style-name="P2">C36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470uF/25V</text:p>
          </table:table-cell>
          <table:table-cell table:style-name="Table1.A1" office:value-type="string">
            <text:p text:style-name="P2">25V</text:p>
          </table:table-cell>
          <table:table-cell table:style-name="Table1.A1" office:value-type="string">
            <text:p text:style-name="P2">C37</text:p>
          </table:table-cell>
        </table:table-row>
        <table:table-row table:style-name="Table1.18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B550C-13-F</text:p>
          </table:table-cell>
          <table:table-cell table:style-name="Table1.A1" office:value-type="string">
            <text:p text:style-name="P2">Schottky Barrier Rectifier_x000D_<text:line-break/>, 50 V, 5 A, -55 to 150 degC, 2-Pin SMD, RoHS, Tape and Reel</text:p>
          </table:table-cell>
          <table:table-cell table:style-name="Table1.A1" office:value-type="string">
            <text:p text:style-name="P2">D1</text:p>
          </table:table-cell>
        </table:table-row>
        <table:table-row table:style-name="Table1.4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1N5819</text:p>
          </table:table-cell>
          <table:table-cell table:style-name="Table1.A1" office:value-type="string">
            <text:p text:style-name="P2">40V 1A</text:p>
          </table:table-cell>
          <table:table-cell table:style-name="Table1.A1" office:value-type="string">
            <text:p text:style-name="P2">D3, D4</text:p>
          </table:table-cell>
        </table:table-row>
        <table:table-row table:style-name="Table1.20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DS3231 16-SOIC</text:p>
          </table:table-cell>
          <table:table-cell table:style-name="Table1.A1" office:value-type="string">
            <text:p text:style-name="P2">SOIC, 16-Leads, Body 10.5x7.5mm (max), Pitch 1.27mm, IPC Medium Density</text:p>
          </table:table-cell>
          <table:table-cell table:style-name="Table1.A1" office:value-type="string">
            <text:p text:style-name="P2">DS1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RTD2-Wire-Selec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1</text:p>
          </table:table-cell>
        </table:table-row>
        <table:table-row table:style-name="Table1.4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H-1x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2, H14</text:p>
          </table:table-cell>
        </table:table-row>
        <table:table-row table:style-name="Table1.1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2">H-1x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3, H4, H5, H7, H8, H9, H10, H15</text:p>
          </table:table-cell>
        </table:table-row>
        <table:table-row table:style-name="Table1.4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H-1x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6, H12</text:p>
          </table:table-cell>
        </table:table-row>
        <table:table-row table:style-name="Table1.4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H-1x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H11, H13</text:p>
          </table:table-cell>
        </table:table-row>
        <table:table-row table:style-name="Table1.20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MKDS 1,5 2-5,08</text:p>
          </table:table-cell>
          <table:table-cell table:style-name="Table1.A1" office:value-type="string">
            <text:p text:style-name="P2">PCB terminal block, nominal current: 17.5 A, nom. voltage: 400 V, pitch: 5.08 mm</text:p>
          </table:table-cell>
          <table:table-cell table:style-name="Table1.A1" office:value-type="string">
            <text:p text:style-name="P2">H16, H17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LMV321RILT</text:p>
          </table:table-cell>
          <table:table-cell table:style-name="Table1.A1" office:value-type="string">
            <text:p text:style-name="P2">Integrated Circuit</text:p>
          </table:table-cell>
          <table:table-cell table:style-name="Table1.A1" office:value-type="string">
            <text:p text:style-name="P2">IC1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D Connector 9</text:p>
          </table:table-cell>
          <table:table-cell table:style-name="Table1.A1" office:value-type="string">
            <text:p text:style-name="P2">Receptacle Assembly, 9 Position, Right Angle</text:p>
          </table:table-cell>
          <table:table-cell table:style-name="Table1.A1" office:value-type="string">
            <text:p text:style-name="P2">J1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BLM31PG601SN1L</text:p>
          </table:table-cell>
          <table:table-cell table:style-name="Table1.A1" office:value-type="string">
            <text:p text:style-name="P2">Chip Ferrite Bead Inductor</text:p>
          </table:table-cell>
          <table:table-cell table:style-name="Table1.A1" office:value-type="string">
            <text:p text:style-name="P2">L1, L2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FB 1206 600 ohms 100MHZ 600R 1.5A</text:p>
          </table:table-cell>
          <table:table-cell table:style-name="Table1.A1" office:value-type="string">
            <text:p text:style-name="P2">Chip Ferrite Bead Inductor</text:p>
          </table:table-cell>
          <table:table-cell table:style-name="Table1.A1" office:value-type="string">
            <text:p text:style-name="P2">L3</text:p>
          </table:table-cell>
        </table:table-row>
        <table:table-row table:style-name="Table1.18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33uH 3.2A 1280</text:p>
          </table:table-cell>
          <table:table-cell table:style-name="Table1.A1" office:value-type="string">
            <text:p text:style-name="P2">Shielded SMD Power Inductor, 33 uH, +/- 20%, -40 to 125 degC, 2-Pin SMD, RoHS, Tape and Reel</text:p>
          </table:table-cell>
          <table:table-cell table:style-name="Table1.A1" office:value-type="string">
            <text:p text:style-name="P2">L4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Led</text:p>
          </table:table-cell>
          <table:table-cell table:style-name="Table1.A1" office:value-type="string">
            <text:p text:style-name="P2">5mm</text:p>
          </table:table-cell>
          <table:table-cell table:style-name="Table1.A1" office:value-type="string">
            <text:p text:style-name="P2">LD1</text:p>
          </table:table-cell>
        </table:table-row>
        <table:table-row table:style-name="Table1.4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2">MH Pin - 5.5Pad - 3.3drill</text:p>
          </table:table-cell>
          <table:table-cell table:style-name="Table1.A1" office:value-type="string">
            <text:p text:style-name="P2">MH Pin - 5.5Pad - 3.3drill</text:p>
          </table:table-cell>
          <table:table-cell table:style-name="Table1.A1" office:value-type="string">
            <text:p text:style-name="P2">MH1, MH2, MH3</text:p>
          </table:table-cell>
        </table:table-row>
        <table:table-row table:style-name="Table1.4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2">B.desmont.2Pins</text:p>
          </table:table-cell>
          <table:table-cell table:style-name="Table1.A1" office:value-type="string">
            <text:p text:style-name="P2">Header, 2-Pin</text:p>
          </table:table-cell>
          <table:table-cell table:style-name="Table1.A1" office:value-type="string">
            <text:p text:style-name="P2">P1, P4, P7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EspadinHembra</text:p>
          </table:table-cell>
          <table:table-cell table:style-name="Table1.A1" office:value-type="string">
            <text:p text:style-name="P2">Header, 2-Pin</text:p>
          </table:table-cell>
          <table:table-cell table:style-name="Table1.A1" office:value-type="string">
            <text:p text:style-name="P2">P2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ZMPT101B MODULE</text:p>
          </table:table-cell>
          <table:table-cell table:style-name="Table1.A1" office:value-type="string">
            <text:p text:style-name="P2">Header, 4-Pin</text:p>
          </table:table-cell>
          <table:table-cell table:style-name="Table1.A1" office:value-type="string">
            <text:p text:style-name="P2">P3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RTD PT100</text:p>
          </table:table-cell>
          <table:table-cell table:style-name="Table1.A1" office:value-type="string">
            <text:p text:style-name="P2">Header, 4-Pin</text:p>
          </table:table-cell>
          <table:table-cell table:style-name="Table1.A1" office:value-type="string">
            <text:p text:style-name="P2">P5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RTD_Output</text:p>
          </table:table-cell>
          <table:table-cell table:style-name="Table1.A1" office:value-type="string">
            <text:p text:style-name="P2">Header, 2-Pin</text:p>
          </table:table-cell>
          <table:table-cell table:style-name="Table1.A1" office:value-type="string">
            <text:p text:style-name="P2">P6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Header 6</text:p>
          </table:table-cell>
          <table:table-cell table:style-name="Table1.A1" office:value-type="string">
            <text:p text:style-name="P2">Header, 6-Pin</text:p>
          </table:table-cell>
          <table:table-cell table:style-name="Table1.A1" office:value-type="string">
            <text:p text:style-name="P2">P8</text:p>
          </table:table-cell>
        </table:table-row>
        <text:soft-page-break/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CR2032_Holder</text:p>
          </table:table-cell>
          <table:table-cell table:style-name="Table1.A1" office:value-type="string">
            <text:p text:style-name="P2">CR2032_Holder</text:p>
          </table:table-cell>
          <table:table-cell table:style-name="Table1.A1" office:value-type="string">
            <text:p text:style-name="P2">PB1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2N3904</text:p>
          </table:table-cell>
          <table:table-cell table:style-name="Table1.A1" office:value-type="string">
            <text:p text:style-name="P2">NPN General Purpose Amplifier</text:p>
          </table:table-cell>
          <table:table-cell table:style-name="Table1.A1" office:value-type="string">
            <text:p text:style-name="P2">Q1, Q2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2">220 ohm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1, R3, R4, R5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10K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2, R27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K</text:p>
          </table:table-cell>
          <table:table-cell table:style-name="Table1.A1" office:value-type="string">
            <text:p text:style-name="P2">SMD_CHIP_RESISTOR_1206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220 ohm</text:p>
          </table:table-cell>
          <table:table-cell table:style-name="Table1.A1" office:value-type="string">
            <text:p text:style-name="P2">SMD_CHIP_RESISTOR_1206</text:p>
          </table:table-cell>
          <table:table-cell table:style-name="Table1.A1" office:value-type="string">
            <text:p text:style-name="P2">R7, R33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2">25K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8, R10, R12, R13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25K</text:p>
          </table:table-cell>
          <table:table-cell table:style-name="Table1.A1" office:value-type="string">
            <text:p text:style-name="P2">SMD_CHIP_RESISTOR_1206</text:p>
          </table:table-cell>
          <table:table-cell table:style-name="Table1.A1" office:value-type="string">
            <text:p text:style-name="P2">R9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2.5K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11</text:p>
          </table:table-cell>
        </table:table-row>
        <table:table-row table:style-name="Table1.3"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2">1K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14, R22, R24, R28, R29, R31, R32, R36, R37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100K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15, R16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7.4K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17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07K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18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49.9K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19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3.09K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20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20K</text:p>
          </table:table-cell>
          <table:table-cell table:style-name="Table1.A1" office:value-type="string">
            <text:p text:style-name="P2">SMD_CHIP_RESISTOR_1206</text:p>
          </table:table-cell>
          <table:table-cell table:style-name="Table1.A1" office:value-type="string">
            <text:p text:style-name="P2">R21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100 Ohm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23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2.2K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25, R26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2K</text:p>
          </table:table-cell>
          <table:table-cell table:style-name="Table1.A1" office:value-type="string">
            <text:p text:style-name="P2">SMD_CHIP_RESISTOR_0603_TO_1206</text:p>
          </table:table-cell>
          <table:table-cell table:style-name="Table1.A1" office:value-type="string">
            <text:p text:style-name="P2">R30</text:p>
          </table:table-cell>
        </table:table-row>
        <table:table-row table:style-name="Table1.4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1 Ohm</text:p>
          </table:table-cell>
          <table:table-cell table:style-name="Table1.A1" office:value-type="string">
            <text:p text:style-name="P2">0.25W 5% 250V</text:p>
          </table:table-cell>
          <table:table-cell table:style-name="Table1.A1" office:value-type="string">
            <text:p text:style-name="P2">R34, R35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RAS</text:p>
          </table:table-cell>
          <table:table-cell table:style-name="Table1.A1" office:value-type="string">
            <text:p text:style-name="P2">AC-120V 15A DC-14V 20A 30V 15A /0.36W</text:p>
          </table:table-cell>
          <table:table-cell table:style-name="Table1.A1" office:value-type="string">
            <text:p text:style-name="P2">RA1, RA2</text:p>
          </table:table-cell>
        </table:table-row>
        <table:table-row table:style-name="Table1.3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RPI GPIO Connector</text:p>
          </table:table-cell>
          <table:table-cell table:style-name="Table1.A1" office:value-type="string">
            <text:p text:style-name="P2">GPIO Header for Raspberry Pi A+/B+/Pi 2/Pi 3 - 2x20</text:p>
          </table:table-cell>
          <table:table-cell table:style-name="Table1.A1" office:value-type="string">
            <text:p text:style-name="P2">RPI1</text:p>
          </table:table-cell>
        </table:table-row>
        <table:table-row table:style-name="Table1.62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ADS1115IDGST</text:p>
          </table:table-cell>
          <table:table-cell table:style-name="Table1.A1" office:value-type="string">
            <text:p text:style-name="P2">16-Bit ADC with Integrated Multiplexer, PGA, Comparator, Oscillator, and Reference, -40 to 125 degC, 10-pin SOP (DGS10), Green (RoHS &amp; no Sb/Br)</text:p>
          </table:table-cell>
          <table:table-cell table:style-name="Table1.A1" office:value-type="string">
            <text:p text:style-name="P2">U1</text:p>
          </table:table-cell>
        </table:table-row>
        <table:table-row table:style-name="Table1.63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LMV324IDR</text:p>
          </table:table-cell>
          <table:table-cell table:style-name="Table1.A1" office:value-type="string">
            <text:p text:style-name="P2">Quad Low-Voltage Rail-to-Rail Output Operational Amplifier, 2.7 to 5.5 V, -40 to 125 degC, 14-Pin SOIC (D), Green (RoHS &amp; no Sb/Br), Tape and Reel</text:p>
          </table:table-cell>
          <table:table-cell table:style-name="Table1.A1" office:value-type="string">
            <text:p text:style-name="P2">U2</text:p>
          </table:table-cell>
        </table:table-row>
        <table:table-row table:style-name="Table1.3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LM385Z-2.5/NOPB</text:p>
          </table:table-cell>
          <table:table-cell table:style-name="Table1.A1" office:value-type="string">
            <text:p text:style-name="P2">Micropower Voltage Reference Diode, 3-pin TO-92, Pb-Free</text:p>
          </table:table-cell>
          <table:table-cell table:style-name="Table1.A1" office:value-type="string">
            <text:p text:style-name="P2">U3</text:p>
          </table:table-cell>
        </table:table-row>
        <table:table-row table:style-name="Table1.65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ATmega328P-PU</text:p>
          </table:table-cell>
          <table:table-cell table:style-name="Table1.A1" office:value-type="string">
            <text:p text:style-name="P2">8-bit AVR Microcontroller, 32KB Flash, 1KB EEPROM, 2KB SRAM, 28-pin PDIP, Industrial Grade <text:soft-page-break/>(-40°C to 85°C)</text:p>
          </table:table-cell>
          <table:table-cell table:style-name="Table1.A1" office:value-type="string">
            <text:p text:style-name="P2">U4</text:p>
          </table:table-cell>
        </table:table-row>
        <table:table-row table:style-name="Table1.62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MAX3232CSE+T</text:p>
          </table:table-cell>
          <table:table-cell table:style-name="Table1.A1" office:value-type="string">
            <text:p text:style-name="P2">Low-Power, True RS-232 Transceivers Using Four 0.1 uF External Capacitor, up to 1 Mbps, 3.0 to 5.5 V, 0 to 70 degC, 16-Pin SOIC (S16+1), RoHS, Tape and Reel</text:p>
          </table:table-cell>
          <table:table-cell table:style-name="Table1.A1" office:value-type="string">
            <text:p text:style-name="P2">U5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780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U6</text:p>
          </table:table-cell>
        </table:table-row>
        <table:table-row table:style-name="Table1.18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LM2596S-5.0/NOPB</text:p>
          </table:table-cell>
          <table:table-cell table:style-name="Table1.A1" office:value-type="string">
            <text:p text:style-name="P2">SIMPLE SWITCHER® Power Converter 150 KHz 3A Step-Down Voltage Regulator, 5-pin TO-263, Pb-Free</text:p>
          </table:table-cell>
          <table:table-cell table:style-name="Table1.A1" office:value-type="string">
            <text:p text:style-name="P2">U7</text:p>
          </table:table-cell>
        </table:table-row>
        <table:table-row table:style-name="Table1.4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CRYSTAL_PTH_16MHz</text:p>
          </table:table-cell>
          <table:table-cell table:style-name="Table1.A1" office:value-type="string">
            <text:p text:style-name="P2">CRYSTAL_PTH_16MHz</text:p>
          </table:table-cell>
          <table:table-cell table:style-name="Table1.A1" office:value-type="string">
            <text:p text:style-name="P2">Y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9T14:31:33.585378225</meta:creation-date>
    <meta:print-date>2020-02-19T14:33:25.351574079</meta:print-date>
    <dc:date>2020-02-19T14:34:49.230040154</dc:date>
    <meta:editing-duration>PT3M18S</meta:editing-duration>
    <meta:editing-cycles>1</meta:editing-cycles>
    <meta:document-statistic meta:table-count="1" meta:image-count="0" meta:object-count="0" meta:page-count="3" meta:paragraph-count="269" meta:word-count="569" meta:character-count="3304" meta:non-whitespace-character-count="3004"/>
    <meta:generator>LibreOffice/6.4.0.3$Linux_X86_64 LibreOffice_project/40$Build-3</meta:generator>
  </office:meta>
</office:document-meta>
</file>